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Pictures/100002000000000A0000000AC4799C84EB83207C.gif" manifest:media-type="image/gif"/>
  <manifest:file-entry manifest:full-path="Object 2/Pictures/100002000000000A0000000A921E59AEAD2B8155.gif" manifest:media-type="image/gif"/>
  <manifest:file-entry manifest:full-path="Object 2/Pictures/100002000000000A0000000A32620BEE896551C7.gif" manifest:media-type="image/gif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8A2ED053E52383D5.gif" manifest:media-type="image/gif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Pictures/100002000000001000000010BC7FFBB6C09A3D6B.gif" manifest:media-type="image/gif"/>
  <manifest:file-entry manifest:full-path="Object 1/Pictures/100002000000000B0000000BC0C472F3971B5F86.gif" manifest:media-type="image/gif"/>
  <manifest:file-entry manifest:full-path="Object 1/Pictures/100002000000000C0000000C69959ADFEAC38DB9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22.2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15.43mm" fo:break-before="auto" style:use-optimal-row-height="false"/>
    </style:style>
    <style:style style:name="ro9" style:family="table-row">
      <style:table-row-properties style:row-height="25.79mm" fo:break-before="auto" style:use-optimal-row-height="false"/>
    </style:style>
    <style:style style:name="ro10" style:family="table-row">
      <style:table-row-properties style:row-height="16.49mm" fo:break-before="auto" style:use-optimal-row-height="false"/>
    </style:style>
    <style:style style:name="ro11" style:family="table-row">
      <style:table-row-properties style:row-height="18.04mm" fo:break-before="auto" style:use-optimal-row-height="false"/>
    </style:style>
    <style:style style:name="ro12" style:family="table-row">
      <style:table-row-properties style:row-height="20.23mm" fo:break-before="auto" style:use-optimal-row-height="false"/>
    </style:style>
    <style:style style:name="ro13" style:family="table-row">
      <style:table-row-properties style:row-height="15.28mm" fo:break-before="auto" style:use-optimal-row-height="true"/>
    </style:style>
    <style:style style:name="ro14" style:family="table-row">
      <style:table-row-properties style:row-height="24.52mm" fo:break-before="auto" style:use-optimal-row-height="false"/>
    </style:style>
    <style:style style:name="ro15" style:family="table-row">
      <style:table-row-properties style:row-height="29.51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30.34mm" fo:break-before="auto" style:use-optimal-row-height="false"/>
    </style:style>
    <style:style style:name="ro18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5" style:family="table-cell" style:parent-style-name="Default">
      <style:text-properties style:font-name="Comic Sans MS" fo:font-size="14pt" style:font-size-asian="14pt" style:font-size-complex="14pt"/>
    </style:style>
    <style:style style:name="ce56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94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9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87" style:family="table-cell" style:parent-style-name="Default" style:data-style-name="N14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6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4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mh4v2cAEdCkJ3R7uOP0QFB+7S0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57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3"/>
          <table:covered-table-cell table:style-name="ce15"/>
          <table:covered-table-cell table:number-columns-repeated="5" table:style-name="ce17"/>
          <table:table-cell table:style-name="ce23"/>
          <table:table-cell table:style-name="ce40" table:number-columns-repeated="1013"/>
          <table:table-cell table:style-name="ce5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1">
            <draw:control table:end-cell-address="Aide.B11" table:end-x="12.18mm" table:end-y="3.25mm" draw:z-index="1" draw:style-name="gr3" draw:text-style-name="P3" svg:width="34.77mm" svg:height="10.05mm" svg:x="0mm" svg:y="3.8mm" draw:control="control2"/>
            <draw:control table:end-cell-address="Aide.B11" table:end-x="12.18mm" table:end-y="3.25mm" draw:z-index="4" draw:style-name="gr3" draw:text-style-name="P3" svg:width="34.77mm" svg:height="10.07mm" svg:x="0mm" svg:y="3.78mm" draw:control="control4"/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ian en degré" table:style-name="ta1" table:protected="true" table:protection-key="mh4v2cAEdCkJ3R7uOP0QFB+7S0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5"/>
          <draw:control draw:z-index="1" draw:style-name="gr3" draw:text-style-name="P3" svg:width="70.02mm" svg:height="20.09mm" svg:x="338.81mm" svg:y="59.69mm" draw:control="control6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5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En radian</text:p>
          </table:table-cell>
          <table:table-cell table:style-name="ce97" office:value-type="string" calcext:value-type="string">
            <text:p>En degré</text:p>
          </table: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π/3" calcext:value-type="string">
            <text:p>π/3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π/2" calcext:value-type="string">
            <text:p>π/2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5π/6" calcext:value-type="string">
            <text:p>5π/6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5π/4" calcext:value-type="string">
            <text:p>5π/4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7π/6" calcext:value-type="string">
            <text:p>7π/6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3π/2" calcext:value-type="string">
            <text:p>3π/2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7π/4" calcext:value-type="string">
            <text:p>7π/4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π" calcext:value-type="string">
            <text:p>π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11π/6" calcext:value-type="string">
            <text:p>11π/6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4π/3" calcext:value-type="string">
            <text:p>4π/3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float" office:value="0" calcext:value-type="float">
            <text:p>0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2π" calcext:value-type="string">
            <text:p>2π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5π/3" calcext:value-type="string">
            <text:p>5π/3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π/4" calcext:value-type="string">
            <text:p>π/4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6" calcext:value-type="string">
            <text:p>π/6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6" table:number-rows-repeated="65">
          <table:table-cell table:style-name="ce22" table:number-columns-repeated="2"/>
          <table:table-cell table:number-columns-repeated="102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mh4v2cAEdCkJ3R7uOP0QFB+7S0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7"/>
          <draw:control draw:z-index="1" draw:style-name="gr3" draw:text-style-name="P3" svg:width="69.9mm" svg:height="19.99mm" svg:x="340.28mm" svg:y="65.08mm" draw:control="control8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7"/>
          <table:covered-table-cell table:style-name="ce97" office:value-type="string" calcext:value-type="string">
            <text:p>Nouveau test :</text:p>
            <text:p>Crtl + Shift + F9</text:p>
          </table:covered-table-cell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N°</text:p>
          </table:table-cell>
          <table:table-cell table:style-name="ce97" office:value-type="string" calcext:value-type="string">
            <text:p>En degré</text:p>
          </table:table-cell>
          <table:table-cell table:style-name="ce97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150" calcext:value-type="float">
            <text:p>15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3]=&quot;&quot;;1;[.C3])*180/IF([.E3]=&quot;&quot;;1;[.E3])=[.B3];&quot;VRAI&quot;;&quot;FAUX&quot;);&quot;&quot;)">
            <text:p/>
          </table:table-cell>
          <table:table-cell table:style-name="ce169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60" calcext:value-type="float">
            <text:p>6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4]=&quot;&quot;;1;[.C4])*180/IF([.E4]=&quot;&quot;;1;[.E4])=[.B4];&quot;VRAI&quot;;&quot;FAUX&quot;);&quot;&quot;)">
            <text:p/>
          </table:table-cell>
          <table:table-cell table:style-name="ce171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360" calcext:value-type="float">
            <text:p>360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5]=&quot;&quot;;1;[.C5])*180/IF([.E5]=&quot;&quot;;1;[.E5])=[.B5];&quot;VRAI&quot;;&quot;FAUX&quot;);&quot;&quot;)">
            <text:p/>
          </table:table-cell>
          <table:table-cell table:style-name="ce174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135" calcext:value-type="float">
            <text:p>135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6]=&quot;&quot;;1;[.C6])*180/IF([.E6]=&quot;&quot;;1;[.E6])=[.B6];&quot;VRAI&quot;;&quot;FAUX&quot;);&quot;&quot;)">
            <text:p/>
          </table:table-cell>
          <table:table-cell table:style-name="ce175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7]=&quot;&quot;;1;[.C7])*180/IF([.E7]=&quot;&quot;;1;[.E7])=[.B7];&quot;VRAI&quot;;&quot;FAUX&quot;);&quot;&quot;)">
            <text:p/>
          </table:table-cell>
          <table:table-cell table:style-name="ce176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300" calcext:value-type="float">
            <text:p>30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8]=&quot;&quot;;1;[.C8])*180/IF([.E8]=&quot;&quot;;1;[.E8])=[.B8];&quot;VRAI&quot;;&quot;FAUX&quot;);&quot;&quot;)">
            <text:p/>
          </table:table-cell>
          <table:table-cell table:style-name="ce179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210" calcext:value-type="float">
            <text:p>210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9]=&quot;&quot;;1;[.C9])*180/IF([.E9]=&quot;&quot;;1;[.E9])=[.B9];&quot;VRAI&quot;;&quot;FAUX&quot;);&quot;&quot;)">
            <text:p/>
          </table:table-cell>
          <table:table-cell table:style-name="ce180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30" calcext:value-type="float">
            <text:p>30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0]=&quot;&quot;;1;[.C10])*180/IF([.E10]=&quot;&quot;;1;[.E10])=[.B10];&quot;VRAI&quot;;&quot;FAUX&quot;);&quot;&quot;)">
            <text:p/>
          </table:table-cell>
          <table:table-cell table:style-name="ce181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225" calcext:value-type="float">
            <text:p>225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1]=&quot;&quot;;1;[.C11])*180/IF([.E11]=&quot;&quot;;1;[.E11])=[.B11];&quot;VRAI&quot;;&quot;FAUX&quot;);&quot;&quot;)">
            <text:p/>
          </table:table-cell>
          <table:table-cell table:style-name="ce182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90" calcext:value-type="float">
            <text:p>90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2]=&quot;&quot;;1;[.C12])*180/IF([.E12]=&quot;&quot;;1;[.E12])=[.B12];&quot;VRAI&quot;;&quot;FAUX&quot;);&quot;&quot;)">
            <text:p/>
          </table:table-cell>
          <table:table-cell table:style-name="ce183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240" calcext:value-type="float">
            <text:p>24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3]=&quot;&quot;;1;[.C13])*180/IF([.E13]=&quot;&quot;;1;[.E13])=[.B13];&quot;VRAI&quot;;&quot;FAUX&quot;);&quot;&quot;)">
            <text:p/>
          </table:table-cell>
          <table:table-cell table:style-name="ce184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120" calcext:value-type="float">
            <text:p>12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5" table:formula="of:=IF([.$H$2];IF(IF([.C14]=&quot;&quot;;1;[.C14])*180/IF([.E14]=&quot;&quot;;1;[.E14])=[.B14];&quot;VRAI&quot;;&quot;FAUX&quot;);&quot;&quot;)">
            <text:p/>
          </table:table-cell>
          <table:table-cell table:style-name="ce185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0" calcext:value-type="float">
            <text:p>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6" table:formula="of:=IF([.$H$2];IF(IF([.C15]=&quot;&quot;;1;[.C15])*180/IF([.E15]=&quot;&quot;;1;[.E15])=[.B15];&quot;VRAI&quot;;&quot;FAUX&quot;);&quot;&quot;)">
            <text:p/>
          </table:table-cell>
          <table:table-cell table:style-name="ce186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45" calcext:value-type="float">
            <text:p>45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7" table:formula="of:=IF([.$H$2];IF(IF([.C16]=&quot;&quot;;1;[.C16])*180/IF([.E16]=&quot;&quot;;1;[.E16])=[.B16];&quot;VRAI&quot;;&quot;FAUX&quot;);&quot;&quot;)">
            <text:p/>
          </table:table-cell>
          <table:table-cell table:style-name="ce187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8" table:formula="of:=IF([.$H$2];IF(IF([.C17]=&quot;&quot;;1;[.C17])*180/IF([.E17]=&quot;&quot;;1;[.E17])=[.B17];&quot;VRAI&quot;;&quot;FAUX&quot;);&quot;&quot;)">
            <text:p/>
          </table:table-cell>
          <table:table-cell table:style-name="ce188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6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6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mh4v2cAEdCkJ3R7uOP0QFB+7S0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9"/>
          <draw:control draw:z-index="1" draw:style-name="gr3" draw:text-style-name="P3" svg:width="70.02mm" svg:height="20.09mm" svg:x="298.81mm" svg:y="60.69mm" draw:control="control10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7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Angle</text:p>
          </table:table-cell>
          <table:table-cell table:style-name="ce97" office:value-type="string" calcext:value-type="string" table:number-columns-spanned="3" table:number-rows-spanned="1">
            <text:p>Mesure principale</text:p>
          </table:table-cell>
          <table:covered-table-cell table:style-name="ce97"/>
          <table:covered-table-cell table:style-name="ce97" office:value-type="string" calcext:value-type="string">
            <text:p>Mesure principale</text:p>
          </table:covered-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-45" calcext:value-type="float">
            <text:p>-45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3]=INDEX([$Données.$S$38:$Données.$S$69];[$Données.T38]);&quot;VRAI&quot;;&quot;FAUX&quot;);&quot;&quot;)">
            <text:p/>
          </table:table-cell>
          <table:table-cell table:style-name="ce216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-30" calcext:value-type="float">
            <text:p>-3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4]=INDEX([$Données.$S$38:$Données.$S$69];[$Données.T39]);&quot;VRAI&quot;;&quot;FAUX&quot;);&quot;&quot;)">
            <text:p/>
          </table:table-cell>
          <table:table-cell table:style-name="ce217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210" calcext:value-type="float">
            <text:p>-21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5]=INDEX([$Données.$S$38:$Données.$S$69];[$Données.T40]);&quot;VRAI&quot;;&quot;FAUX&quot;);&quot;&quot;)">
            <text:p/>
          </table:table-cell>
          <table:table-cell table:style-name="ce218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-60" calcext:value-type="float">
            <text:p>-6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3" table:formula="of:=IF([.$H$2];IF([.C6]=INDEX([$Données.$S$38:$Données.$S$69];[$Données.T41]);&quot;VRAI&quot;;&quot;FAUX&quot;);&quot;&quot;)">
            <text:p/>
          </table:table-cell>
          <table:table-cell table:style-name="ce221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150" calcext:value-type="float">
            <text:p>15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4" table:formula="of:=IF([.$H$2];IF([.C7]=INDEX([$Données.$S$38:$Données.$S$69];[$Données.T42]);&quot;VRAI&quot;;&quot;FAUX&quot;);&quot;&quot;)">
            <text:p/>
          </table:table-cell>
          <table:table-cell table:style-name="ce222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90" calcext:value-type="float">
            <text:p>-9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5" table:formula="of:=IF([.$H$2];IF([.C8]=INDEX([$Données.$S$38:$Données.$S$69];[$Données.T43]);&quot;VRAI&quot;;&quot;FAUX&quot;);&quot;&quot;)">
            <text:p/>
          </table:table-cell>
          <table:table-cell table:style-name="ce223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-360" calcext:value-type="float">
            <text:p>-36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6" table:formula="of:=IF([.$H$2];IF([.C9]=INDEX([$Données.$S$38:$Données.$S$69];[$Données.T44]);&quot;VRAI&quot;;&quot;FAUX&quot;);&quot;&quot;)">
            <text:p/>
          </table:table-cell>
          <table:table-cell table:style-name="ce224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-225" calcext:value-type="float">
            <text:p>-225</text:p>
          </table:table-cell>
          <table:table-cell table:style-name="ce194" table:number-columns-spanned="3" table:number-rows-spanned="1"/>
          <table:covered-table-cell table:style-name="ce71"/>
          <table:covered-table-cell table:style-name="ce194"/>
          <table:table-cell table:style-name="ce207" table:formula="of:=IF([.$H$2];IF([.C10]=INDEX([$Données.$S$38:$Données.$S$69];[$Données.T45]);&quot;VRAI&quot;;&quot;FAUX&quot;);&quot;&quot;)">
            <text:p/>
          </table:table-cell>
          <table:table-cell table:style-name="ce225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-π/2" calcext:value-type="string">
            <text:p>-π/2</text:p>
          </table:table-cell>
          <table:table-cell table:style-name="ce194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8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6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5π/3" calcext:value-type="string">
            <text:p>5π/3</text:p>
          </table:table-cell>
          <table:table-cell table:style-name="ce194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9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7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-5π/3" calcext:value-type="string">
            <text:p>-5π/3</text:p>
          </table:table-cell>
          <table:table-cell table:style-name="ce194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0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8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-π/4" calcext:value-type="string">
            <text:p>-π/4</text:p>
          </table:table-cell>
          <table:table-cell table:style-name="ce194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1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9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π" calcext:value-type="string">
            <text:p>π</text:p>
          </table:table-cell>
          <table:table-cell table:style-name="ce194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2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30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5π/4" calcext:value-type="string">
            <text:p>5π/4</text:p>
          </table:table-cell>
          <table:table-cell table:style-name="ce194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3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34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-5π/4" calcext:value-type="string">
            <text:p>-5π/4</text:p>
          </table:table-cell>
          <table:table-cell table:style-name="ce194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4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35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π/6" calcext:value-type="string">
            <text:p>π/6</text:p>
          </table:table-cell>
          <table:table-cell table:style-name="ce194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 table:number-rows-repeated="64">
          <table:table-cell table:style-name="ce22" table:number-columns-repeated="4"/>
          <table:table-cell table:number-columns-repeated="1020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mh4v2cAEdCkJ3R7uOP0QFB+7S0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2" form:id="control12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4.23mm" svg:height="147.19mm" svg:x="0.79mm" svg:y="57.47mm">
            <draw:object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8"/>
        <table:table-row table:style-name="ro8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style-name="ce239"/>
          <table:covered-table-cell table:style-name="ce239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52"/>
          <table:covered-table-cell table:style-name="ce106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8">
          <table:covered-table-cell table:style-name="ce47"/>
          <table:covered-table-cell table:style-name="ce248"/>
          <table:covered-table-cell table:style-name="ce249"/>
          <table:covered-table-cell table:number-columns-repeated="4" table:style-name="ce239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52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52" table:number-columns-repeated="3"/>
          <table:table-cell table:style-name="ce106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9">
          <table:covered-table-cell table:style-name="ce239"/>
          <table:covered-table-cell table:style-name="ce248"/>
          <table:covered-table-cell table:style-name="ce249"/>
          <table:covered-table-cell table:number-columns-repeated="4" table:style-name="ce239"/>
          <table:covered-table-cell table:number-columns-repeated="2"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0">
          <table:table-cell table:style-name="ce244" table:formula="of:=[$Données.E22]" office:value-type="float" office:value="-0.5" calcext:value-type="float">
            <text:p>-0,500</text:p>
          </table:table-cell>
          <table:table-cell table:style-name="ce244" table:formula="of:=[$Données.F22]" office:value-type="float" office:value="-0.866025403784439" calcext:value-type="float">
            <text:p>-0,866</text:p>
          </table:table-cell>
          <table:table-cell table:style-name="ce244" table:formula="of:=[$Données.G22]" office:value-type="float" office:value="1.73205080756888" calcext:value-type="float">
            <text:p>1,732</text:p>
          </table:table-cell>
          <table:table-cell table:style-name="ce38" table:formula="of:=IF(OR([.J4]=[.A4];[.J4]=[.N4]);1;0)" office:value-type="float" office:value="0" calcext:value-type="float">
            <text:p>0</text:p>
          </table:table-cell>
          <table:table-cell table:style-name="ce38" table:formula="of:=IF(OR([.K4]=[.B4];[.K4]=[.O4]);1;0)" office:value-type="float" office:value="0" calcext:value-type="float">
            <text:p>0</text:p>
          </table:table-cell>
          <table:table-cell table:style-name="ce38" table:formula="of:=IF(OR([.L4]=[.C4];[.L4]=[.P4])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240" calcext:value-type="float">
            <text:p>240</text:p>
          </table:table-cell>
          <table:table-cell table:style-name="ce287" table:content-validation-name="val1"/>
          <table:table-cell table:style-name="ce287" table:content-validation-name="val3"/>
          <table:table-cell table:style-name="ce287" table:content-validation-name="val5"/>
          <table:table-cell table:style-name="ce257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3]" office:value-type="float" office:value="0.707106781186548" calcext:value-type="float">
            <text:p>0,707</text:p>
          </table:table-cell>
          <table:table-cell table:style-name="ce244" table:formula="of:=[$Données.F23]" office:value-type="float" office:value="0.707106781186548" calcext:value-type="float">
            <text:p>0,707</text:p>
          </table:table-cell>
          <table:table-cell table:style-name="ce244" table:formula="of:=[$Données.G23]" office:value-type="float" office:value="1" calcext:value-type="float">
            <text:p>1,000</text:p>
          </table:table-cell>
          <table:table-cell table:style-name="ce38" table:formula="of:=IF(OR([.J5]=[.A5];[.J5]=[.N5]);1;0)" office:value-type="float" office:value="0" calcext:value-type="float">
            <text:p>0</text:p>
          </table:table-cell>
          <table:table-cell table:style-name="ce38" table:formula="of:=IF(OR([.K5]=[.B5];[.K5]=[.O5]);1;0)" office:value-type="float" office:value="0" calcext:value-type="float">
            <text:p>0</text:p>
          </table:table-cell>
          <table:table-cell table:style-name="ce38" table:formula="of:=IF(OR([.L5]=[.C5];[.L5]=[.P5])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45" calcext:value-type="float">
            <text:p>45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58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4]" office:value-type="float" office:value="-1" calcext:value-type="float">
            <text:p>-1,000</text:p>
          </table:table-cell>
          <table:table-cell table:style-name="ce244" table:formula="of:=[$Données.F24]" office:value-type="float" office:value="0" calcext:value-type="float">
            <text:p>0,000</text:p>
          </table:table-cell>
          <table:table-cell table:style-name="ce244" table:formula="of:=[$Données.G24]" office:value-type="float" office:value="0" calcext:value-type="float">
            <text:p>0,000</text:p>
          </table:table-cell>
          <table:table-cell table:style-name="ce38" table:formula="of:=IF(OR([.J6]=[.A6];[.J6]=[.N6]);1;0)" office:value-type="float" office:value="0" calcext:value-type="float">
            <text:p>0</text:p>
          </table:table-cell>
          <table:table-cell table:style-name="ce38" table:formula="of:=IF(OR([.K6]=[.B6];[.K6]=[.O6]);1;0)" office:value-type="float" office:value="1" calcext:value-type="float">
            <text:p>1</text:p>
          </table:table-cell>
          <table:table-cell table:style-name="ce38" table:formula="of:=IF(OR([.L6]=[.C6];[.L6]=[.P6]);1;0)" office:value-type="float" office:value="1" calcext:value-type="float">
            <text:p>1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180" calcext:value-type="float">
            <text:p>18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7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5]" office:value-type="float" office:value="0.866025403784439" calcext:value-type="float">
            <text:p>0,866</text:p>
          </table:table-cell>
          <table:table-cell table:style-name="ce244" table:formula="of:=[$Données.F25]" office:value-type="float" office:value="-0.5" calcext:value-type="float">
            <text:p>-0,500</text:p>
          </table:table-cell>
          <table:table-cell table:style-name="ce244" table:formula="of:=[$Données.G25]" office:value-type="float" office:value="-0.577350269189626" calcext:value-type="float">
            <text:p>-0,577</text:p>
          </table:table-cell>
          <table:table-cell table:style-name="ce38" table:formula="of:=IF(OR([.J7]=[.A7];[.J7]=[.N7]);1;0)" office:value-type="float" office:value="0" calcext:value-type="float">
            <text:p>0</text:p>
          </table:table-cell>
          <table:table-cell table:style-name="ce38" table:formula="of:=IF(OR([.K7]=[.B7];[.K7]=[.O7]);1;0)" office:value-type="float" office:value="0" calcext:value-type="float">
            <text:p>0</text:p>
          </table:table-cell>
          <table:table-cell table:style-name="ce38" table:formula="of:=IF(OR([.L7]=[.C7];[.L7]=[.P7])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330" calcext:value-type="float">
            <text:p>33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8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6]" office:value-type="float" office:value="0" calcext:value-type="float">
            <text:p>0,000</text:p>
          </table:table-cell>
          <table:table-cell table:style-name="ce244" table:formula="of:=[$Données.F26]" office:value-type="float" office:value="-1" calcext:value-type="float">
            <text:p>-1,000</text:p>
          </table:table-cell>
          <table:table-cell table:style-name="ce244" table:formula="of:=[$Données.G26]" office:value-type="string" office:string-value="Impossible" calcext:value-type="string">
            <text:p>Impossible</text:p>
          </table:table-cell>
          <table:table-cell table:style-name="ce38" table:formula="of:=IF(OR([.J8]=[.A8];[.J8]=[.N8]);1;0)" office:value-type="float" office:value="1" calcext:value-type="float">
            <text:p>1</text:p>
          </table:table-cell>
          <table:table-cell table:style-name="ce38" table:formula="of:=IF(OR([.K8]=[.B8];[.K8]=[.O8]);1;0)" office:value-type="float" office:value="0" calcext:value-type="float">
            <text:p>0</text:p>
          </table:table-cell>
          <table:table-cell table:style-name="ce38" table:formula="of:=IF(OR([.L8]=[.C8];[.L8]=[.P8])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270" calcext:value-type="float">
            <text:p>27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1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7]" office:value-type="float" office:value="0.866025403784439" calcext:value-type="float">
            <text:p>0,866</text:p>
          </table:table-cell>
          <table:table-cell table:style-name="ce244" table:formula="of:=[$Données.F27]" office:value-type="float" office:value="0.5" calcext:value-type="float">
            <text:p>0,500</text:p>
          </table:table-cell>
          <table:table-cell table:style-name="ce244" table:formula="of:=[$Données.G27]" office:value-type="float" office:value="0.577350269189626" calcext:value-type="float">
            <text:p>0,577</text:p>
          </table:table-cell>
          <table:table-cell table:style-name="ce38" table:formula="of:=IF(OR([.J9]=[.A9];[.J9]=[.N9]);1;0)" office:value-type="float" office:value="0" calcext:value-type="float">
            <text:p>0</text:p>
          </table:table-cell>
          <table:table-cell table:style-name="ce38" table:formula="of:=IF(OR([.K9]=[.B9];[.K9]=[.O9]);1;0)" office:value-type="float" office:value="0" calcext:value-type="float">
            <text:p>0</text:p>
          </table:table-cell>
          <table:table-cell table:style-name="ce38" table:formula="of:=IF(OR([.L9]=[.C9];[.L9]=[.P9])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30" calcext:value-type="float">
            <text:p>3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9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8]" office:value-type="float" office:value="0.5" calcext:value-type="float">
            <text:p>0,500</text:p>
          </table:table-cell>
          <table:table-cell table:style-name="ce244" table:formula="of:=[$Données.F28]" office:value-type="float" office:value="0.866025403784439" calcext:value-type="float">
            <text:p>0,866</text:p>
          </table:table-cell>
          <table:table-cell table:style-name="ce244" table:formula="of:=[$Données.G28]" office:value-type="float" office:value="1.73205080756888" calcext:value-type="float">
            <text:p>1,732</text:p>
          </table:table-cell>
          <table:table-cell table:style-name="ce38" table:formula="of:=IF(OR([.J10]=[.A10];[.J10]=[.N10]);1;0)" office:value-type="float" office:value="0" calcext:value-type="float">
            <text:p>0</text:p>
          </table:table-cell>
          <table:table-cell table:style-name="ce38" table:formula="of:=IF(OR([.K10]=[.B10];[.K10]=[.O10]);1;0)" office:value-type="float" office:value="0" calcext:value-type="float">
            <text:p>0</text:p>
          </table:table-cell>
          <table:table-cell table:style-name="ce38" table:formula="of:=IF(OR([.L10]=[.C10];[.L10]=[.P10])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60" calcext:value-type="float">
            <text:p>6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0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9]" office:value-type="float" office:value="0" calcext:value-type="float">
            <text:p>0,000</text:p>
          </table:table-cell>
          <table:table-cell table:style-name="ce244" table:formula="of:=[$Données.F29]" office:value-type="float" office:value="1" calcext:value-type="float">
            <text:p>1,000</text:p>
          </table:table-cell>
          <table:table-cell table:style-name="ce244" table:formula="of:=[$Données.G29]" office:value-type="string" office:string-value="Impossible" calcext:value-type="string">
            <text:p>Impossible</text:p>
          </table:table-cell>
          <table:table-cell table:style-name="ce38" table:formula="of:=IF(OR([.J11]=[.A11];[.J11]=[.N11]);1;0)" office:value-type="float" office:value="1" calcext:value-type="float">
            <text:p>1</text:p>
          </table:table-cell>
          <table:table-cell table:style-name="ce38" table:formula="of:=IF(OR([.K11]=[.B11];[.K11]=[.O11]);1;0)" office:value-type="float" office:value="0" calcext:value-type="float">
            <text:p>0</text:p>
          </table:table-cell>
          <table:table-cell table:style-name="ce38" table:formula="of:=IF(OR([.L11]=[.C11];[.L11]=[.P11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90" calcext:value-type="float">
            <text:p>9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1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0]" office:value-type="float" office:value="0.5" calcext:value-type="float">
            <text:p>0,5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2"/>
          </table:table-cell>
          <table:table-cell table:style-name="ce244" table:formula="of:=[$Données.F30]" office:value-type="float" office:value="-0.866025403784439" calcext:value-type="float">
            <text:p>-0,866</text:p>
          </table:table-cell>
          <table:table-cell table:style-name="ce244" table:formula="of:=[$Données.G30]" office:value-type="float" office:value="-1.73205080756888" calcext:value-type="float">
            <text:p>-1,732</text:p>
            <draw:control table:end-cell-address="'Cos Sin Tan'.E13" table:end-x="9.9mm" table:end-y="3mm" draw:z-index="1" draw:style-name="gr5" draw:text-style-name="P3" svg:width="39.37mm" svg:height="14.64mm" svg:x="15.69mm" svg:y="6.42mm" draw:control="control11"/>
          </table:table-cell>
          <table:table-cell table:style-name="ce38" table:formula="of:=IF(OR([.J12]=[.A12];[.J12]=[.N12]);1;0)" office:value-type="float" office:value="0" calcext:value-type="float">
            <text:p>0</text:p>
          </table:table-cell>
          <table:table-cell table:style-name="ce38" table:formula="of:=IF(OR([.K12]=[.B12];[.K12]=[.O12]);1;0)" office:value-type="float" office:value="0" calcext:value-type="float">
            <text:p>0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3"/>
          </table:table-cell>
          <table:table-cell table:style-name="ce38" table:formula="of:=IF(OR([.L12]=[.C12];[.L12]=[.P12]);1;0)" office:value-type="float" office:value="0" calcext:value-type="float">
            <text:p>0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300" calcext:value-type="float">
            <text:p>30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72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1]" office:value-type="float" office:value="-0.5" calcext:value-type="float">
            <text:p>-0,500</text:p>
          </table:table-cell>
          <table:table-cell table:style-name="ce244" table:formula="of:=[$Données.F31]" office:value-type="float" office:value="0.866025403784439" calcext:value-type="float">
            <text:p>0,866</text:p>
          </table:table-cell>
          <table:table-cell table:style-name="ce244" table:formula="of:=[$Données.G31]" office:value-type="float" office:value="-1.73205080756888" calcext:value-type="float">
            <text:p>-1,732</text:p>
          </table:table-cell>
          <table:table-cell table:style-name="ce38" table:formula="of:=IF(OR([.J13]=[.A13];[.J13]=[.N13]);1;0)" office:value-type="float" office:value="0" calcext:value-type="float">
            <text:p>0</text:p>
          </table:table-cell>
          <table:table-cell table:style-name="ce38" table:formula="of:=IF(OR([.K13]=[.B13];[.K13]=[.O13]);1;0)" office:value-type="float" office:value="0" calcext:value-type="float">
            <text:p>0</text:p>
          </table:table-cell>
          <table:table-cell table:style-name="ce38" table:formula="of:=IF(OR([.L13]=[.C13];[.L13]=[.P13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120" calcext:value-type="float">
            <text:p>120</text:p>
          </table:table-cell>
          <table:table-cell table:style-name="ce287" table:content-validation-name="val2"/>
          <table:table-cell table:style-name="ce287" table:content-validation-name="val4"/>
          <table:table-cell table:style-name="ce287" table:content-validation-name="val6"/>
          <table:table-cell table:style-name="ce266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0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4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5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mh4v2cAEdCkJ3R7uOP0QFB+7S0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4" form:id="control14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5" form:id="control15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6" form:id="control16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7.93mm" svg:height="150.72mm" svg:x="1mm" svg:y="51.81mm">
            <draw:object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9"/>
        <table:table-column table:style-name="co24" table:default-cell-style-name="ce239"/>
        <table:table-column table:style-name="co25" table:default-cell-style-name="ce239"/>
        <table:table-column table:style-name="co26" table:default-cell-style-name="ce239"/>
        <table:table-column table:style-name="co27" table:number-columns-repeated="2" table:default-cell-style-name="ce239"/>
        <table:table-column table:style-name="co28" table:number-columns-repeated="3" table:default-cell-style-name="ce239"/>
        <table:table-column table:style-name="co29" table:default-cell-style-name="ce239"/>
        <table:table-column table:style-name="co30" table:number-columns-repeated="2" table:default-cell-style-name="ce239"/>
        <table:table-column table:style-name="co1" table:number-columns-repeated="1001" table:default-cell-style-name="ce239"/>
        <table:table-column table:style-name="co1" table:number-columns-repeated="2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4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>
            <text:p/>
          </table:table-cell>
          <table:table-cell table:style-name="ce324" table:formula="of:=[$Données.E36]" office:value-type="float" office:value="-1" calcext:value-type="float">
            <text:p>-1</text:p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 office:value-type="string" office:string-value="-√3/2" calcext:value-type="string">
            <text:p>-√3/2</text:p>
          </table:table-cell>
          <table:table-cell table:style-name="ce325" table:formula="of:=[$Données.D37]">
            <text:p/>
          </table:table-cell>
          <table:table-cell table:style-name="ce325" table:formula="of:=[$Données.E37]">
            <text:p/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>
            <text:p/>
          </table:table-cell>
          <table:table-cell table:style-name="ce326" table:formula="of:=[$Données.E38]" office:value-type="float" office:value="1" calcext:value-type="float">
            <text:p>1</text:p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 office:value-type="float" office:value="0" calcext:value-type="float">
            <text:p>0</text:p>
          </table:table-cell>
          <table:table-cell table:style-name="ce334" table:formula="of:=[$Données.E39]">
            <text:p/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>
            <text:p/>
          </table:table-cell>
          <table:table-cell table:style-name="ce335" table:formula="of:=[$Données.D40]" office:value-type="float" office:value="0" calcext:value-type="float">
            <text:p>0</text:p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6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5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58mm" svg:height="9.31mm" svg:x="11.43mm" svg:y="0.89mm" draw:control="control14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6" table:number-rows-repeated="2">
          <table:table-cell table:style-name="ce173" table:number-columns-repeated="12"/>
          <table:table-cell table:number-columns-repeated="1012"/>
        </table:table-row>
        <table:table-row table:style-name="ro16" table:number-rows-repeated="5">
          <table:table-cell table:style-name="ce38" table:number-columns-repeated="12"/>
          <table:table-cell table:number-columns-repeated="1012"/>
        </table:table-row>
        <table:table-row table:style-name="ro16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mh4v2cAEdCkJ3R7uOP0QFB+7S0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7" form:id="control17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9" form:id="control19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2" svg:width="159.94mm" svg:height="152.38mm" svg:x="0.71mm" svg:y="57.91mm">
            <draw:object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9"/>
        <table:table-column table:style-name="co32" table:default-cell-style-name="ce239"/>
        <table:table-column table:style-name="co33" table:default-cell-style-name="ce239"/>
        <table:table-column table:style-name="co34" table:number-columns-repeated="2" table:default-cell-style-name="ce239"/>
        <table:table-column table:style-name="co35" table:number-columns-repeated="3" table:default-cell-style-name="ce239"/>
        <table:table-column table:style-name="co29" table:default-cell-style-name="ce239"/>
        <table:table-column table:style-name="co36" table:number-columns-repeated="2" table:default-cell-style-name="ce239"/>
        <table:table-column table:style-name="co1" table:number-columns-repeated="1000" table:default-cell-style-name="ce239"/>
        <table:table-column table:style-name="co1" table:number-columns-repeated="3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7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7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>
            <text:p/>
          </table:table-cell>
          <table:table-cell table:style-name="ce324" table:formula="of:=[$Données.D54]">
            <text:p/>
          </table:table-cell>
          <table:table-cell table:style-name="ce324" table:formula="of:=[$Données.E54]" office:value-type="string" office:string-value="Impossible" calcext:value-type="string">
            <text:p>Impossible</text:p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 office:value-type="string" office:string-value="-√3/2" calcext:value-type="string">
            <text:p>-√3/2</text:p>
          </table:table-cell>
          <table:table-cell table:style-name="ce325" table:formula="of:=[$Données.E55]">
            <text:p/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 office:value-type="string" office:string-value="√3/2" calcext:value-type="string">
            <text:p>√3/2</text:p>
          </table:table-cell>
          <table:table-cell table:style-name="ce326" table:formula="of:=[$Données.E56]">
            <text:p/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>
            <text:p/>
          </table:table-cell>
          <table:table-cell table:style-name="ce334" table:formula="of:=[$Données.D57]" office:value-type="string" office:string-value="√2/2" calcext:value-type="string">
            <text:p>√2/2</text:p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9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4.98mm" svg:height="10.33mm" svg:x="2.55mm" svg:y="28.28mm" draw:control="control18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7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>
            <text:p/>
          </table:table-cell>
          <table:table-cell table:style-name="ce335" table:formula="of:=[$Données.E58]" office:value-type="string" office:string-value="-√3/3" calcext:value-type="string">
            <text:p>-√3/3</text:p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6">
          <table:table-cell table:style-name="ce304" table:number-columns-repeated="12"/>
          <table:table-cell table:number-columns-repeated="1012"/>
        </table:table-row>
        <table:table-row table:style-name="ro16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6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6" table:number-rows-repeated="3">
          <table:table-cell table:style-name="ce304" table:number-columns-repeated="12"/>
          <table:table-cell table:number-columns-repeated="1012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mh4v2cAEdCkJ3R7uOP0QFB+7S0A=" table:protection-key-digest-algorithm="http://www.w3.org/2000/09/xmldsig#sha1">
        <loext:table-protection loext:select-unprotected-cells="true"/>
        <table:table-column table:style-name="co37" table:number-columns-repeated="3" table:default-cell-style-name="ce458"/>
        <table:table-column table:style-name="co38" table:number-columns-repeated="3" table:default-cell-style-name="ce458"/>
        <table:table-column table:style-name="co39" table:number-columns-repeated="3" table:default-cell-style-name="ce458"/>
        <table:table-column table:style-name="co1" table:number-columns-repeated="1013" table:default-cell-style-name="ce458"/>
        <table:table-column table:style-name="co1" table:number-columns-repeated="2" table:default-cell-style-name="ce401"/>
        <table:table-row table:style-name="ro6">
          <table:table-cell table:style-name="ce406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06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4"/>
          <table:covered-table-cell table:number-columns-repeated="9"/>
          <table:table-cell table:number-columns-repeated="1001"/>
        </table:table-row>
        <table:table-row table:style-name="ro18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4" office:value-type="string" calcext:value-type="string">
            <text:p>x</text:p>
          </table:table-cell>
          <table:table-cell table:style-name="ce514" office:value-type="string" calcext:value-type="string">
            <text:p>y<text:span text:style-name="T7">1</text:span></text:p>
          </table:table-cell>
          <table:table-cell table:style-name="ce514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88112" calcext:value-type="float">
            <text:p>688112</text:p>
          </table:table-cell>
          <table:table-cell table:style-name="ce382" table:formula="of:=RANDBETWEEN(1;1000000)" office:value-type="float" office:value="638914" calcext:value-type="float">
            <text:p>638914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4" calcext:value-type="float">
            <text:p>4</text:p>
          </table:table-cell>
          <table:table-cell table:style-name="ce382" table:formula="of:=RANK([.B3];[.$B$3:.$B$19];0)" office:value-type="float" office:value="8" calcext:value-type="float">
            <text:p>8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67095" calcext:value-type="float">
            <text:p>67095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69649" calcext:value-type="float">
            <text:p>669649</text:p>
          </table:table-cell>
          <table:table-cell table:style-name="ce382" table:formula="of:=RANDBETWEEN(1;1000000)" office:value-type="float" office:value="934718" calcext:value-type="float">
            <text:p>934718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5" calcext:value-type="float">
            <text:p>5</text:p>
          </table:table-cell>
          <table:table-cell table:style-name="ce382" table:formula="of:=RANK([.B4];[.$B$3:.$B$19];0)" office:value-type="float" office:value="4" calcext:value-type="float">
            <text:p>4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474291" calcext:value-type="float">
            <text:p>474291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35102" calcext:value-type="float">
            <text:p>635102</text:p>
          </table:table-cell>
          <table:table-cell table:style-name="ce382" table:formula="of:=RANDBETWEEN(1;1000000)" office:value-type="float" office:value="65343" calcext:value-type="float">
            <text:p>65343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8" calcext:value-type="float">
            <text:p>8</text:p>
          </table:table-cell>
          <table:table-cell table:style-name="ce382" table:formula="of:=RANK([.B5];[.$B$3:.$B$19];0)" office:value-type="float" office:value="17" calcext:value-type="float">
            <text:p>17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334288" calcext:value-type="float">
            <text:p>334288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59272" calcext:value-type="float">
            <text:p>459272</text:p>
          </table:table-cell>
          <table:table-cell table:style-name="ce382" table:formula="of:=RANDBETWEEN(1;1000000)" office:value-type="float" office:value="782770" calcext:value-type="float">
            <text:p>782770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1" calcext:value-type="float">
            <text:p>11</text:p>
          </table:table-cell>
          <table:table-cell table:style-name="ce382" table:formula="of:=RANK([.B6];[.$B$3:.$B$19];0)" office:value-type="float" office:value="7" calcext:value-type="float">
            <text:p>7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27955" calcext:value-type="float">
            <text:p>27955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23987" calcext:value-type="float">
            <text:p>523987</text:p>
          </table:table-cell>
          <table:table-cell table:style-name="ce382" table:formula="of:=RANDBETWEEN(1;1000000)" office:value-type="float" office:value="149597" calcext:value-type="float">
            <text:p>149597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10" calcext:value-type="float">
            <text:p>10</text:p>
          </table:table-cell>
          <table:table-cell table:style-name="ce382" table:formula="of:=RANK([.B7];[.$B$3:.$B$19];0)" office:value-type="float" office:value="15" calcext:value-type="float">
            <text:p>15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670353" calcext:value-type="float">
            <text:p>670353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96734" calcext:value-type="float">
            <text:p>296734</text:p>
          </table:table-cell>
          <table:table-cell table:style-name="ce382" table:formula="of:=RANDBETWEEN(1;1000000)" office:value-type="float" office:value="304924" calcext:value-type="float">
            <text:p>304924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13" calcext:value-type="float">
            <text:p>13</text:p>
          </table:table-cell>
          <table:table-cell table:style-name="ce382" table:formula="of:=RANK([.B8];[.$B$3:.$B$19];0)" office:value-type="float" office:value="14" calcext:value-type="float">
            <text:p>14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618284" calcext:value-type="float">
            <text:p>618284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84633" calcext:value-type="float">
            <text:p>184633</text:p>
          </table:table-cell>
          <table:table-cell table:style-name="ce382" table:formula="of:=RANDBETWEEN(1;1000000)" office:value-type="float" office:value="589376" calcext:value-type="float">
            <text:p>589376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15" calcext:value-type="float">
            <text:p>15</text:p>
          </table:table-cell>
          <table:table-cell table:style-name="ce382" table:formula="of:=RANK([.B9];[.$B$3:.$B$19];0)" office:value-type="float" office:value="10" calcext:value-type="float">
            <text:p>10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294944" calcext:value-type="float">
            <text:p>29494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25049" calcext:value-type="float">
            <text:p>625049</text:p>
          </table:table-cell>
          <table:table-cell table:style-name="ce382" table:formula="of:=RANDBETWEEN(1;1000000)" office:value-type="float" office:value="963160" calcext:value-type="float">
            <text:p>963160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9" calcext:value-type="float">
            <text:p>9</text:p>
          </table:table-cell>
          <table:table-cell table:style-name="ce382" table:formula="of:=RANK([.B10];[.$B$3:.$B$19];0)" office:value-type="float" office:value="2" calcext:value-type="float">
            <text:p>2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941764" calcext:value-type="float">
            <text:p>941764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68526" calcext:value-type="float">
            <text:p>168526</text:p>
          </table:table-cell>
          <table:table-cell table:style-name="ce382" table:formula="of:=RANDBETWEEN(1;1000000)" office:value-type="float" office:value="442927" calcext:value-type="float">
            <text:p>442927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16" calcext:value-type="float">
            <text:p>16</text:p>
          </table:table-cell>
          <table:table-cell table:style-name="ce382" table:formula="of:=RANK([.B11];[.$B$3:.$B$19];0)" office:value-type="float" office:value="11" calcext:value-type="float">
            <text:p>11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449989" calcext:value-type="float">
            <text:p>449989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99887" calcext:value-type="float">
            <text:p>299887</text:p>
          </table:table-cell>
          <table:table-cell table:style-name="ce382" table:formula="of:=RANDBETWEEN(1;1000000)" office:value-type="float" office:value="922699" calcext:value-type="float">
            <text:p>922699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12" calcext:value-type="float">
            <text:p>12</text:p>
          </table:table-cell>
          <table:table-cell table:style-name="ce382" table:formula="of:=RANK([.B12];[.$B$3:.$B$19];0)" office:value-type="float" office:value="5" calcext:value-type="float">
            <text:p>5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466002" calcext:value-type="float">
            <text:p>466002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46531" calcext:value-type="float">
            <text:p>946531</text:p>
          </table:table-cell>
          <table:table-cell table:style-name="ce382" table:formula="of:=RANDBETWEEN(1;1000000)" office:value-type="float" office:value="415618" calcext:value-type="float">
            <text:p>415618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1" calcext:value-type="float">
            <text:p>1</text:p>
          </table:table-cell>
          <table:table-cell table:style-name="ce382" table:formula="of:=RANK([.B13];[.$B$3:.$B$19];0)" office:value-type="float" office:value="12" calcext:value-type="float">
            <text:p>12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649286" calcext:value-type="float">
            <text:p>649286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2220" calcext:value-type="float">
            <text:p>22220</text:p>
          </table:table-cell>
          <table:table-cell table:style-name="ce382" table:formula="of:=RANDBETWEEN(1;1000000)" office:value-type="float" office:value="815446" calcext:value-type="float">
            <text:p>815446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7" calcext:value-type="float">
            <text:p>17</text:p>
          </table:table-cell>
          <table:table-cell table:style-name="ce382" table:formula="of:=RANK([.B14];[.$B$3:.$B$19];0)" office:value-type="float" office:value="6" calcext:value-type="float">
            <text:p>6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382777" calcext:value-type="float">
            <text:p>382777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78189" calcext:value-type="float">
            <text:p>278189</text:p>
          </table:table-cell>
          <table:table-cell table:style-name="ce382" table:formula="of:=RANDBETWEEN(1;1000000)" office:value-type="float" office:value="982490" calcext:value-type="float">
            <text:p>982490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14" calcext:value-type="float">
            <text:p>14</text:p>
          </table:table-cell>
          <table:table-cell table:style-name="ce382" table:formula="of:=RANK([.B15];[.$B$3:.$B$19];0)" office:value-type="float" office:value="1" calcext:value-type="float">
            <text:p>1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859968" calcext:value-type="float">
            <text:p>859968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83770" calcext:value-type="float">
            <text:p>783770</text:p>
          </table:table-cell>
          <table:table-cell table:style-name="ce382" table:formula="of:=RANDBETWEEN(1;1000000)" office:value-type="float" office:value="958969" calcext:value-type="float">
            <text:p>958969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3" calcext:value-type="float">
            <text:p>3</text:p>
          </table:table-cell>
          <table:table-cell table:style-name="ce382" table:formula="of:=RANK([.B16];[.$B$3:.$B$19];0)" office:value-type="float" office:value="3" calcext:value-type="float">
            <text:p>3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501972" calcext:value-type="float">
            <text:p>501972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93668" calcext:value-type="float">
            <text:p>893668</text:p>
          </table:table-cell>
          <table:table-cell table:style-name="ce382" table:formula="of:=RANDBETWEEN(1;1000000)" office:value-type="float" office:value="102834" calcext:value-type="float">
            <text:p>102834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2" calcext:value-type="float">
            <text:p>2</text:p>
          </table:table-cell>
          <table:table-cell table:style-name="ce382" table:formula="of:=RANK([.B17];[.$B$3:.$B$19];0)" office:value-type="float" office:value="16" calcext:value-type="float">
            <text:p>16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321021" calcext:value-type="float">
            <text:p>321021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62972" calcext:value-type="float">
            <text:p>662972</text:p>
          </table:table-cell>
          <table:table-cell table:style-name="ce382" table:formula="of:=RANDBETWEEN(1;1000000)" office:value-type="float" office:value="613479" calcext:value-type="float">
            <text:p>613479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6" calcext:value-type="float">
            <text:p>6</text:p>
          </table:table-cell>
          <table:table-cell table:style-name="ce382" table:formula="of:=RANK([.B18];[.$B$3:.$B$19];0)" office:value-type="float" office:value="9" calcext:value-type="float">
            <text:p>9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534417" calcext:value-type="float">
            <text:p>534417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57347" calcext:value-type="float">
            <text:p>657347</text:p>
          </table:table-cell>
          <table:table-cell table:style-name="ce382" table:formula="of:=RANDBETWEEN(1;1000000)" office:value-type="float" office:value="383503" calcext:value-type="float">
            <text:p>383503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7" calcext:value-type="float">
            <text:p>7</text:p>
          </table:table-cell>
          <table:table-cell table:style-name="ce382" table:formula="of:=RANK([.B19];[.$B$3:.$B$19];0)" office:value-type="float" office:value="13" calcext:value-type="float">
            <text:p>13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401627" calcext:value-type="float">
            <text:p>401627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767182" calcext:value-type="float">
            <text:p>767182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2309" calcext:value-type="float">
            <text:p>2309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240" calcext:value-type="float">
            <text:p>240</text:p>
          </table:table-cell>
          <table:table-cell table:style-name="ce469" table:formula="of:=INDEX([.$D$70:.$D$86];[.J70])" office:value-type="string" office:string-value="-1/2" calcext:value-type="string">
            <text:p>-1/2</text:p>
          </table:table-cell>
          <table:table-cell table:style-name="ce469" table:formula="of:=INDEX([.$E$70:.$E$86];[.J70])" office:value-type="string" office:string-value="-√3/2" calcext:value-type="string">
            <text:p>-√3/2</text:p>
          </table:table-cell>
          <table:table-cell table:style-name="ce469" table:formula="of:=INDEX([.$F$70:.$F$86];[.J70])" office:value-type="string" office:string-value="√3" calcext:value-type="string">
            <text:p>√3</text:p>
          </table:table-cell>
          <table:table-cell table:style-name="ce421" table:formula="of:=INDEX([.$G$70:.$G$86];[.J70])" office:value-type="float" office:value="-0.5" calcext:value-type="float">
            <text:p>-0,500</text:p>
          </table:table-cell>
          <table:table-cell table:style-name="ce421" table:formula="of:=INDEX([.$H$70:.$H$86];[.J70])" office:value-type="float" office:value="-0.866025403784439" calcext:value-type="float">
            <text:p>-0,866</text:p>
          </table:table-cell>
          <table:table-cell table:style-name="ce421" table:formula="of:=INDEX([.$I$70:.$I$86];[.J70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910045" calcext:value-type="float">
            <text:p>910045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45" calcext:value-type="float">
            <text:p>45</text:p>
          </table:table-cell>
          <table:table-cell table:style-name="ce470" table:formula="of:=INDEX([.$D$70:.$D$86];[.J71])" office:value-type="string" office:string-value="√2/2" calcext:value-type="string">
            <text:p>√2/2</text:p>
          </table:table-cell>
          <table:table-cell table:style-name="ce470" table:formula="of:=INDEX([.$E$70:.$E$86];[.J71])" office:value-type="string" office:string-value="√2/2" calcext:value-type="string">
            <text:p>√2/2</text:p>
          </table:table-cell>
          <table:table-cell table:style-name="ce470" table:formula="of:=INDEX([.$F$70:.$F$86];[.J71])" office:value-type="float" office:value="1" calcext:value-type="float">
            <text:p>1 <text:s text:c="3"/></text:p>
          </table:table-cell>
          <table:table-cell table:style-name="ce422" table:formula="of:=INDEX([.$G$70:.$G$86];[.J71])" office:value-type="float" office:value="0.707106781186548" calcext:value-type="float">
            <text:p>0,707</text:p>
          </table:table-cell>
          <table:table-cell table:style-name="ce422" table:formula="of:=INDEX([.$H$70:.$H$86];[.J71])" office:value-type="float" office:value="0.707106781186548" calcext:value-type="float">
            <text:p>0,707</text:p>
          </table:table-cell>
          <table:table-cell table:style-name="ce422" table:formula="of:=INDEX([.$I$70:.$I$86];[.J71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314582" calcext:value-type="float">
            <text:p>314582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180" calcext:value-type="float">
            <text:p>180</text:p>
          </table:table-cell>
          <table:table-cell table:style-name="ce471" table:formula="of:=INDEX([.$D$70:.$D$86];[.J72])" office:value-type="float" office:value="-1" calcext:value-type="float">
            <text:p>-1 <text:s text:c="3"/></text:p>
          </table:table-cell>
          <table:table-cell table:style-name="ce471" table:formula="of:=INDEX([.$E$70:.$E$86];[.J72])" office:value-type="float" office:value="0" calcext:value-type="float">
            <text:p>0 <text:s text:c="3"/></text:p>
          </table:table-cell>
          <table:table-cell table:style-name="ce471" table:formula="of:=INDEX([.$F$70:.$F$86];[.J72])" office:value-type="float" office:value="0" calcext:value-type="float">
            <text:p>0 <text:s text:c="3"/></text:p>
          </table:table-cell>
          <table:table-cell table:style-name="ce423" table:formula="of:=INDEX([.$G$70:.$G$86];[.J72])" office:value-type="float" office:value="-1" calcext:value-type="float">
            <text:p>-1,000</text:p>
          </table:table-cell>
          <table:table-cell table:style-name="ce423" table:formula="of:=INDEX([.$H$70:.$H$86];[.J72])" office:value-type="float" office:value="0" calcext:value-type="float">
            <text:p>0,000</text:p>
          </table:table-cell>
          <table:table-cell table:style-name="ce423" table:formula="of:=INDEX([.$I$70:.$I$86];[.J72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241774" calcext:value-type="float">
            <text:p>241774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330" calcext:value-type="float">
            <text:p>330</text:p>
          </table:table-cell>
          <table:table-cell table:style-name="ce472" table:formula="of:=INDEX([.$D$70:.$D$86];[.J73])" office:value-type="string" office:string-value="√3/2" calcext:value-type="string">
            <text:p>√3/2</text:p>
          </table:table-cell>
          <table:table-cell table:style-name="ce472" table:formula="of:=INDEX([.$E$70:.$E$86];[.J73])" office:value-type="string" office:string-value="-1/2" calcext:value-type="string">
            <text:p>-1/2</text:p>
          </table:table-cell>
          <table:table-cell table:style-name="ce472" table:formula="of:=INDEX([.$F$70:.$F$86];[.J73])" office:value-type="string" office:string-value="-√3/3" calcext:value-type="string">
            <text:p>-√3/3</text:p>
          </table:table-cell>
          <table:table-cell table:style-name="ce424" table:formula="of:=INDEX([.$G$70:.$G$86];[.J73])" office:value-type="float" office:value="0.866025403784439" calcext:value-type="float">
            <text:p>0,866</text:p>
          </table:table-cell>
          <table:table-cell table:style-name="ce424" table:formula="of:=INDEX([.$H$70:.$H$86];[.J73])" office:value-type="float" office:value="-0.5" calcext:value-type="float">
            <text:p>-0,500</text:p>
          </table:table-cell>
          <table:table-cell table:style-name="ce424" table:formula="of:=INDEX([.$I$70:.$I$86];[.J73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833314" calcext:value-type="float">
            <text:p>833314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270" calcext:value-type="float">
            <text:p>270</text:p>
          </table:table-cell>
          <table:table-cell table:style-name="ce473" table:formula="of:=INDEX([.$D$70:.$D$86];[.J74])" office:value-type="float" office:value="0" calcext:value-type="float">
            <text:p>0 <text:s text:c="3"/></text:p>
          </table:table-cell>
          <table:table-cell table:style-name="ce473" table:formula="of:=INDEX([.$E$70:.$E$86];[.J74])" office:value-type="float" office:value="-1" calcext:value-type="float">
            <text:p>-1 <text:s text:c="3"/></text:p>
          </table:table-cell>
          <table:table-cell table:style-name="ce473" table:formula="of:=INDEX([.$F$70:.$F$86];[.J74])" office:value-type="string" office:string-value="Impossible" calcext:value-type="string">
            <text:p>Impossible</text:p>
          </table:table-cell>
          <table:table-cell table:style-name="ce425" table:formula="of:=INDEX([.$G$70:.$G$86];[.J74])" office:value-type="float" office:value="0" calcext:value-type="float">
            <text:p>0,000</text:p>
          </table:table-cell>
          <table:table-cell table:style-name="ce425" table:formula="of:=INDEX([.$H$70:.$H$86];[.J74])" office:value-type="float" office:value="-1" calcext:value-type="float">
            <text:p>-1,000</text:p>
          </table:table-cell>
          <table:table-cell table:style-name="ce425" table:formula="of:=INDEX([.$I$70:.$I$86];[.J74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94425" calcext:value-type="float">
            <text:p>94425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30" calcext:value-type="float">
            <text:p>30</text:p>
          </table:table-cell>
          <table:table-cell table:style-name="ce474" table:formula="of:=INDEX([.$D$70:.$D$86];[.J75])" office:value-type="string" office:string-value="√3/2" calcext:value-type="string">
            <text:p>√3/2</text:p>
          </table:table-cell>
          <table:table-cell table:style-name="ce474" table:formula="of:=INDEX([.$E$70:.$E$86];[.J75])" office:value-type="string" office:string-value="1/2" calcext:value-type="string">
            <text:p>1/2</text:p>
          </table:table-cell>
          <table:table-cell table:style-name="ce474" table:formula="of:=INDEX([.$F$70:.$F$86];[.J75])" office:value-type="string" office:string-value="√3/3" calcext:value-type="string">
            <text:p>√3/3</text:p>
          </table:table-cell>
          <table:table-cell table:style-name="ce426" table:formula="of:=INDEX([.$G$70:.$G$86];[.J75])" office:value-type="float" office:value="0.866025403784439" calcext:value-type="float">
            <text:p>0,866</text:p>
          </table:table-cell>
          <table:table-cell table:style-name="ce426" table:formula="of:=INDEX([.$H$70:.$H$86];[.J75])" office:value-type="float" office:value="0.5" calcext:value-type="float">
            <text:p>0,500</text:p>
          </table:table-cell>
          <table:table-cell table:style-name="ce426" table:formula="of:=INDEX([.$I$70:.$I$86];[.J75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208334" calcext:value-type="float">
            <text:p>208334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60" calcext:value-type="float">
            <text:p>60</text:p>
          </table:table-cell>
          <table:table-cell table:style-name="ce475" table:formula="of:=INDEX([.$D$70:.$D$86];[.J76])" office:value-type="string" office:string-value="1/2" calcext:value-type="string">
            <text:p>1/2</text:p>
          </table:table-cell>
          <table:table-cell table:style-name="ce475" table:formula="of:=INDEX([.$E$70:.$E$86];[.J76])" office:value-type="string" office:string-value="√3/2" calcext:value-type="string">
            <text:p>√3/2</text:p>
          </table:table-cell>
          <table:table-cell table:style-name="ce475" table:formula="of:=INDEX([.$F$70:.$F$86];[.J76])" office:value-type="string" office:string-value="√3" calcext:value-type="string">
            <text:p>√3</text:p>
          </table:table-cell>
          <table:table-cell table:style-name="ce427" table:formula="of:=INDEX([.$G$70:.$G$86];[.J76])" office:value-type="float" office:value="0.5" calcext:value-type="float">
            <text:p>0,500</text:p>
          </table:table-cell>
          <table:table-cell table:style-name="ce427" table:formula="of:=INDEX([.$H$70:.$H$86];[.J76])" office:value-type="float" office:value="0.866025403784439" calcext:value-type="float">
            <text:p>0,866</text:p>
          </table:table-cell>
          <table:table-cell table:style-name="ce427" table:formula="of:=INDEX([.$I$70:.$I$86];[.J76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975003" calcext:value-type="float">
            <text:p>975003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90" calcext:value-type="float">
            <text:p>90</text:p>
          </table:table-cell>
          <table:table-cell table:style-name="ce476" table:formula="of:=INDEX([.$D$70:.$D$86];[.J77])" office:value-type="float" office:value="0" calcext:value-type="float">
            <text:p>0 <text:s text:c="3"/></text:p>
          </table:table-cell>
          <table:table-cell table:style-name="ce476" table:formula="of:=INDEX([.$E$70:.$E$86];[.J77])" office:value-type="float" office:value="1" calcext:value-type="float">
            <text:p>1 <text:s text:c="3"/></text:p>
          </table:table-cell>
          <table:table-cell table:style-name="ce476" table:formula="of:=INDEX([.$F$70:.$F$86];[.J77])" office:value-type="string" office:string-value="Impossible" calcext:value-type="string">
            <text:p>Impossible</text:p>
          </table:table-cell>
          <table:table-cell table:style-name="ce428" table:formula="of:=INDEX([.$G$70:.$G$86];[.J77])" office:value-type="float" office:value="0" calcext:value-type="float">
            <text:p>0,000</text:p>
          </table:table-cell>
          <table:table-cell table:style-name="ce428" table:formula="of:=INDEX([.$H$70:.$H$86];[.J77])" office:value-type="float" office:value="1" calcext:value-type="float">
            <text:p>1,000</text:p>
          </table:table-cell>
          <table:table-cell table:style-name="ce428" table:formula="of:=INDEX([.$I$70:.$I$86];[.J77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440552" calcext:value-type="float">
            <text:p>440552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300" calcext:value-type="float">
            <text:p>300</text:p>
          </table:table-cell>
          <table:table-cell table:style-name="ce477" table:formula="of:=INDEX([.$D$70:.$D$86];[.J78])" office:value-type="string" office:string-value="1/2" calcext:value-type="string">
            <text:p>1/2</text:p>
          </table:table-cell>
          <table:table-cell table:style-name="ce477" table:formula="of:=INDEX([.$E$70:.$E$86];[.J78])" office:value-type="string" office:string-value="-√3/2" calcext:value-type="string">
            <text:p>-√3/2</text:p>
          </table:table-cell>
          <table:table-cell table:style-name="ce477" table:formula="of:=INDEX([.$F$70:.$F$86];[.J78])" office:value-type="string" office:string-value="-√3" calcext:value-type="string">
            <text:p>-√3</text:p>
          </table:table-cell>
          <table:table-cell table:style-name="ce429" table:formula="of:=INDEX([.$G$70:.$G$86];[.J78])" office:value-type="float" office:value="0.5" calcext:value-type="float">
            <text:p>0,500</text:p>
          </table:table-cell>
          <table:table-cell table:style-name="ce429" table:formula="of:=INDEX([.$H$70:.$H$86];[.J78])" office:value-type="float" office:value="-0.866025403784439" calcext:value-type="float">
            <text:p>-0,866</text:p>
          </table:table-cell>
          <table:table-cell table:style-name="ce429" table:formula="of:=INDEX([.$I$70:.$I$86];[.J78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28864" calcext:value-type="float">
            <text:p>28864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120" calcext:value-type="float">
            <text:p>120</text:p>
          </table:table-cell>
          <table:table-cell table:style-name="ce478" table:formula="of:=INDEX([.$D$70:.$D$86];[.J79])" office:value-type="string" office:string-value="-1/2" calcext:value-type="string">
            <text:p>-1/2</text:p>
          </table:table-cell>
          <table:table-cell table:style-name="ce478" table:formula="of:=INDEX([.$E$70:.$E$86];[.J79])" office:value-type="string" office:string-value="√3/2" calcext:value-type="string">
            <text:p>√3/2</text:p>
          </table:table-cell>
          <table:table-cell table:style-name="ce478" table:formula="of:=INDEX([.$F$70:.$F$86];[.J79])" office:value-type="string" office:string-value="-√3" calcext:value-type="string">
            <text:p>-√3</text:p>
          </table:table-cell>
          <table:table-cell table:style-name="ce430" table:formula="of:=INDEX([.$G$70:.$G$86];[.J79])" office:value-type="float" office:value="-0.5" calcext:value-type="float">
            <text:p>-0,500</text:p>
          </table:table-cell>
          <table:table-cell table:style-name="ce430" table:formula="of:=INDEX([.$H$70:.$H$86];[.J79])" office:value-type="float" office:value="0.866025403784439" calcext:value-type="float">
            <text:p>0,866</text:p>
          </table:table-cell>
          <table:table-cell table:style-name="ce430" table:formula="of:=INDEX([.$I$70:.$I$86];[.J79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254682" calcext:value-type="float">
            <text:p>254682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109643" calcext:value-type="float">
            <text:p>109643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54" office:value-type="string" calcext:value-type="string" table:number-columns-spanned="1" table:number-rows-spanned="3">
            <text:p>Rang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864337" calcext:value-type="float">
            <text:p>864337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covered-table-cell table:style-name="ce454"/>
          <table:covered-table-cell table:style-name="ce413"/>
          <table:covered-table-cell table:number-columns-repeated="7" table:style-name="ce454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428133" calcext:value-type="float">
            <text:p>428133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682818" calcext:value-type="float">
            <text:p>682818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2467" calcext:value-type="float">
            <text:p>62467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>
            <text:p/>
          </table:table-cell>
          <table:table-cell table:style-name="ce415" table:formula="of:=IF([.I36]=3;INDEX([.$F$70:.$F$86];[.J82]);&quot;&quot;)" office:value-type="float" office:value="-1" calcext:value-type="float">
            <text:p>-1</text:p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>
            <text:p/>
          </table:table-cell>
          <table:table-cell table:style-name="ce431" table:formula="of:=IF([.I36]=3;INDEX([.$I$70:.$I$86];[.J82]);&quot;&quot;)" office:value-type="float" office:value="-1" calcext:value-type="float">
            <text:p>-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6974" calcext:value-type="float">
            <text:p>76974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 office:value-type="string" office:string-value="-√3/2" calcext:value-type="string">
            <text:p>-√3/2</text:p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 office:value-type="float" office:value="-0.866025403784439" calcext:value-type="float">
            <text:p>-0,866</text:p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25413" calcext:value-type="float">
            <text:p>625413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>
            <text:p/>
          </table:table-cell>
          <table:table-cell table:style-name="ce418" table:formula="of:=IF([.I38]=3;INDEX([.$F$70:.$F$86];[.J84]);&quot;&quot;)" office:value-type="float" office:value="1" calcext:value-type="float">
            <text:p>1</text:p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>
            <text:p/>
          </table:table-cell>
          <table:table-cell table:style-name="ce431" table:formula="of:=IF([.I38]=3;INDEX([.$I$70:.$I$86];[.J84]);&quot;&quot;)" office:value-type="float" office:value="1" calcext:value-type="float">
            <text:p>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21351" calcext:value-type="float">
            <text:p>21351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86703" calcext:value-type="float">
            <text:p>386703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 office:value-type="float" office:value="0" calcext:value-type="float">
            <text:p>0</text:p>
          </table:table-cell>
          <table:table-cell table:style-name="ce418" table:formula="of:=IF([.I39]=3;INDEX([.$F$70:.$F$86];[.J85]);&quot;&quot;)">
            <text:p/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 office:value-type="float" office:value="0" calcext:value-type="float">
            <text:p>0,000</text:p>
          </table:table-cell>
          <table:table-cell table:style-name="ce431" table:formula="of:=IF([.I39]=3;INDEX([.$I$70:.$I$86];[.J85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21214" calcext:value-type="float">
            <text:p>21214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24511" calcext:value-type="float">
            <text:p>824511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>
            <text:p/>
          </table:table-cell>
          <table:table-cell table:style-name="ce415" table:formula="of:=IF([.I40]=2;INDEX([.$E$70:.$E$86];[.J86]);&quot;&quot;)" office:value-type="float" office:value="0" calcext:value-type="float">
            <text:p>0</text:p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>
            <text:p/>
          </table:table-cell>
          <table:table-cell table:style-name="ce431" table:formula="of:=IF([.I40]=2;INDEX([.$H$70:.$H$86];[.J86]);&quot;&quot;)" office:value-type="float" office:value="0" calcext:value-type="float">
            <text:p>0,000</text:p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134292" calcext:value-type="float">
            <text:p>134292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24519" calcext:value-type="float">
            <text:p>24519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751727" calcext:value-type="float">
            <text:p>751727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covered-table-cell table:number-columns-repeated="9" table:style-name="ce454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58782" calcext:value-type="float">
            <text:p>58782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396920" calcext:value-type="float">
            <text:p>396920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string" office:string-value=" " calcext:value-type="string">
            <text:p><text:s/></text:p>
          </table:table-cell>
          <table:table-cell table:style-name="ce417" table:formula="of:=IF([.G36]=&quot;&quot;;&quot; &quot;;IF(ASIN([.G36])*180/PI()&gt;=0;180-ASIN([.G36])*180/PI();ASIN([.G36])*180/PI()))" office:value-type="string" office:string-value=" " calcext:value-type="string">
            <text:p><text:s/>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float" office:value="-45" calcext:value-type="float">
            <text:p>-45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float" office:value="135" calcext:value-type="float">
            <text:p>135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-45" calcext:value-type="float">
            <text:p>-45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142977" calcext:value-type="float">
            <text:p>14297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float" office:value="-150" calcext:value-type="float">
            <text:p>-150</text:p>
          </table:table-cell>
          <table:table-cell table:style-name="ce382" table:formula="of:=IF([.F37]=&quot;&quot;;&quot; &quot;;MAX(ACOS([.F37])*180/PI();-ACOS([.F37])*180/PI()))" office:value-type="float" office:value="150" calcext:value-type="float">
            <text:p>150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150" calcext:value-type="float">
            <text:p>-150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690461" calcext:value-type="float">
            <text:p>690461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415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float" office:value="-135" calcext:value-type="float">
            <text:p>-135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float" office:value="45" calcext:value-type="float">
            <text:p>45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-135" calcext:value-type="float">
            <text:p>-135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45" calcext:value-type="float">
            <text:p>45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121655" calcext:value-type="float">
            <text:p>121655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float" office:value="0" calcext:value-type="float">
            <text:p>0</text:p>
          </table:table-cell>
          <table:table-cell table:style-name="ce415" table:formula="of:=IF([.G39]=&quot;&quot;;&quot; &quot;;IF(ASIN([.G39])*180/PI()&gt;=0;180-ASIN([.G39])*180/PI();ASIN([.G39])*180/PI()))" office:value-type="float" office:value="180" calcext:value-type="float">
            <text:p>180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0" calcext:value-type="float">
            <text:p>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641414" calcext:value-type="float">
            <text:p>641414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string" office:string-value=" " calcext:value-type="string">
            <text:p><text:s/></text:p>
          </table:table-cell>
          <table:table-cell table:style-name="ce382" table:formula="of:=IF([.F40]=&quot;&quot;;&quot; &quot;;MAX(ACOS([.F40])*180/PI();-ACOS([.F40])*180/PI()))" office:value-type="string" office:string-value=" " calcext:value-type="string">
            <text:p><text:s/></text:p>
          </table:table-cell>
          <table:table-cell table:style-name="ce382" table:formula="of:=IF([.G40]=&quot;&quot;;&quot; &quot;;IF(ASIN([.G40])*180/PI()&gt;=0;ASIN([.G40])*180/PI();-180-ASIN([.G40])*180/PI()))" office:value-type="float" office:value="0" calcext:value-type="float">
            <text:p>0</text:p>
          </table:table-cell>
          <table:table-cell table:style-name="ce415" table:formula="of:=IF([.G40]=&quot;&quot;;&quot; &quot;;IF(ASIN([.G40])*180/PI()&gt;=0;180-ASIN([.G40])*180/PI();ASIN([.G40])*180/PI()))" office:value-type="float" office:value="180" calcext:value-type="float">
            <text:p>180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0" calcext:value-type="float">
            <text:p>0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148568" calcext:value-type="float">
            <text:p>148568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271111" calcext:value-type="float">
            <text:p>271111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54" office:value-type="string" calcext:value-type="string" table:number-columns-spanned="1" table:number-rows-spanned="3">
            <text:p>Rang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os(x)</text:p>
          </table:table-cell>
          <table:table-cell table:style-name="ce454" office:value-type="string" calcext:value-type="string" table:number-columns-spanned="1" table:number-rows-spanned="3">
            <text:p>sin(x)</text:p>
          </table:table-cell>
          <table:table-cell table:style-name="ce454" office:value-type="string" calcext:value-type="string" table:number-columns-spanned="1" table:number-rows-spanned="3">
            <text:p>tan(x)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81379" calcext:value-type="float">
            <text:p>81379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covered-table-cell table:style-name="ce454"/>
          <table:covered-table-cell table:style-name="ce413"/>
          <table:covered-table-cell table:number-columns-repeated="7" table:style-name="ce454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299667" calcext:value-type="float">
            <text:p>299667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738800" calcext:value-type="float">
            <text:p>738800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189" calcext:value-type="float">
            <text:p>2189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>
            <text:p/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 office:value-type="string" office:string-value="Impossible" calcext:value-type="string">
            <text:p>Impossible</text:p>
          </table:table-cell>
          <table:table-cell table:style-name="ce431" table:formula="of:=IF([.I54]=1;INDEX([.$G$70:.$G$86];[.J77]);&quot;&quot;)">
            <text:p/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 office:value-type="string" office:string-value="Impossible" calcext:value-type="string">
            <text:p>Impossible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432975" calcext:value-type="float">
            <text:p>432975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89274" calcext:value-type="float">
            <text:p>589274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 office:value-type="string" office:string-value="-√3/2" calcext:value-type="string">
            <text:p>-√3/2</text:p>
          </table:table-cell>
          <table:table-cell table:style-name="ce418" table:formula="of:=IF([.I55]=3;INDEX([.$F$70:.$F$86];[.J78]);&quot;&quot;)">
            <text:p/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 office:value-type="float" office:value="-0.866025403784439" calcext:value-type="float">
            <text:p>-0,866</text:p>
          </table:table-cell>
          <table:table-cell table:style-name="ce431" table:formula="of:=IF([.I55]=3;INDEX([.$I$70:.$I$86];[.J78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70132" calcext:value-type="float">
            <text:p>70132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70985" calcext:value-type="float">
            <text:p>370985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 office:value-type="string" office:string-value="√3/2" calcext:value-type="string">
            <text:p>√3/2</text:p>
          </table:table-cell>
          <table:table-cell table:style-name="ce418" table:formula="of:=IF([.I56]=3;INDEX([.$F$70:.$F$86];[.J79]);&quot;&quot;)">
            <text:p/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 office:value-type="float" office:value="0.866025403784439" calcext:value-type="float">
            <text:p>0,866</text:p>
          </table:table-cell>
          <table:table-cell table:style-name="ce431" table:formula="of:=IF([.I56]=3;INDEX([.$I$70:.$I$86];[.J79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942599" calcext:value-type="float">
            <text:p>942599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92311" calcext:value-type="float">
            <text:p>892311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>
            <text:p/>
          </table:table-cell>
          <table:table-cell table:style-name="ce415" table:formula="of:=IF([.I57]=2;INDEX([.$E$70:.$E$86];[.J80]);&quot;&quot;)" office:value-type="string" office:string-value="√2/2" calcext:value-type="string">
            <text:p>√2/2</text:p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>
            <text:p/>
          </table:table-cell>
          <table:table-cell table:style-name="ce431" table:formula="of:=IF([.I57]=2;INDEX([.$H$70:.$H$86];[.J80]);&quot;&quot;)" office:value-type="float" office:value="0.707106781186548" calcext:value-type="float">
            <text:p>0,707</text:p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566432" calcext:value-type="float">
            <text:p>566432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95580" calcext:value-type="float">
            <text:p>895580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>
            <text:p/>
          </table:table-cell>
          <table:table-cell table:style-name="ce418" table:formula="of:=IF([.I58]=3;INDEX([.$F$70:.$F$86];[.J81]);&quot;&quot;)" office:value-type="string" office:string-value="-√3/3" calcext:value-type="string">
            <text:p>-√3/3</text:p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>
            <text:p/>
          </table:table-cell>
          <table:table-cell table:style-name="ce431" table:formula="of:=IF([.I58]=3;INDEX([.$I$70:.$I$86];[.J81]);&quot;&quot;)" office:value-type="float" office:value="-0.577350269189626" calcext:value-type="float">
            <text:p>-0,577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724804" calcext:value-type="float">
            <text:p>724804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930491" calcext:value-type="float">
            <text:p>930491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4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948566" calcext:value-type="float">
            <text:p>948566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 table:number-columns-repeated="9" table:style-name="ce454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220435" calcext:value-type="float">
            <text:p>220435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479574" calcext:value-type="float">
            <text:p>479574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string" office:string-value=" " calcext:value-type="string">
            <text:p><text:s/></text:p>
          </table:table-cell>
          <table:table-cell table:style-name="ce399" table:formula="of:=IF([.F54]=&quot;&quot;;&quot; &quot;;360-ACOS([.F54])*180/PI())" office:value-type="string" office:string-value=" " calcext:value-type="string">
            <text:p><text:s/>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float" office:value="90" calcext:value-type="float">
            <text:p>90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float" office:value="270" calcext:value-type="float">
            <text:p>27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90" calcext:value-type="float">
            <text:p>9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270" calcext:value-type="float">
            <text:p>27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87434" calcext:value-type="float">
            <text:p>87434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float" office:value="240" calcext:value-type="float">
            <text:p>240</text:p>
          </table:table-cell>
          <table:table-cell table:style-name="ce415" table:formula="of:=IF([.G55]=&quot;&quot;;&quot; &quot;;IF(ASIN([.G55])*180/PI()&gt;=0;180-ASIN([.G55])*180/PI();360+ASIN([.G55])*180/PI()))" office:value-type="float" office:value="300" calcext:value-type="float">
            <text:p>300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240" calcext:value-type="float">
            <text:p>24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843761" calcext:value-type="float">
            <text:p>843761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float" office:value="60.0000000000001" calcext:value-type="float">
            <text:p>60,0000000000001</text:p>
          </table:table-cell>
          <table:table-cell table:style-name="ce415" table:formula="of:=IF([.G56]=&quot;&quot;;&quot; &quot;;IF(ASIN([.G56])*180/PI()&gt;=0;180-ASIN([.G56])*180/PI();360+ASIN([.G56])*180/PI()))" office:value-type="float" office:value="120" calcext:value-type="float">
            <text:p>120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60.0000000000001" calcext:value-type="float">
            <text:p>60,0000000000001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894868" calcext:value-type="float">
            <text:p>894868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string" office:string-value=" " calcext:value-type="string">
            <text:p><text:s/></text:p>
          </table:table-cell>
          <table:table-cell table:style-name="ce382" table:formula="of:=IF([.F57]=&quot;&quot;;&quot; &quot;;360-ACOS([.F57])*180/PI())" office:value-type="string" office:string-value=" " calcext:value-type="string">
            <text:p><text:s/></text:p>
          </table:table-cell>
          <table:table-cell table:style-name="ce382" table:formula="of:=IF([.G57]=&quot;&quot;;&quot; &quot;;IF(ASIN([.G57])*180/PI()&gt;=0;ASIN([.G57])*180/PI();180-ASIN([.G57])*180/PI()))" office:value-type="float" office:value="45.0000000000001" calcext:value-type="float">
            <text:p>45,0000000000001</text:p>
          </table:table-cell>
          <table:table-cell table:style-name="ce415" table:formula="of:=IF([.G57]=&quot;&quot;;&quot; &quot;;IF(ASIN([.G57])*180/PI()&gt;=0;180-ASIN([.G57])*180/PI();360+ASIN([.G57])*180/PI()))" office:value-type="float" office:value="135" calcext:value-type="float">
            <text:p>135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45.0000000000001" calcext:value-type="float">
            <text:p>45,0000000000001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789242" calcext:value-type="float">
            <text:p>789242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string" office:string-value=" " calcext:value-type="string">
            <text:p><text:s/></text:p>
          </table:table-cell>
          <table:table-cell table:style-name="ce415" table:formula="of:=IF([.G58]=&quot;&quot;;&quot; &quot;;IF(ASIN([.G58])*180/PI()&gt;=0;180-ASIN([.G58])*180/PI();360+ASIN([.G58])*180/PI()))" office:value-type="string" office:string-value=" " calcext:value-type="string">
            <text:p><text:s/>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float" office:value="150" calcext:value-type="float">
            <text:p>150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float" office:value="330" calcext:value-type="float">
            <text:p>33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150" calcext:value-type="float">
            <text:p>15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330" calcext:value-type="float">
            <text:p>33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786016" calcext:value-type="float">
            <text:p>786016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682702" calcext:value-type="float">
            <text:p>682702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371600" calcext:value-type="float">
            <text:p>371600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53785" calcext:value-type="float">
            <text:p>253785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12" calcext:value-type="float">
            <text:p>12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626450" calcext:value-type="float">
            <text:p>626450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3" calcext:value-type="float">
            <text:p>3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371798" calcext:value-type="float">
            <text:p>371798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9" calcext:value-type="float">
            <text:p>9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3367" calcext:value-type="float">
            <text:p>13367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16" calcext:value-type="float">
            <text:p>16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185434" calcext:value-type="float">
            <text:p>185434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13" calcext:value-type="float">
            <text:p>13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09624" calcext:value-type="float">
            <text:p>709624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2" calcext:value-type="float">
            <text:p>2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75457" calcext:value-type="float">
            <text:p>575457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4" calcext:value-type="float">
            <text:p>4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30597" calcext:value-type="float">
            <text:p>530597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5" calcext:value-type="float">
            <text:p>5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140862" calcext:value-type="float">
            <text:p>140862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14" calcext:value-type="float">
            <text:p>14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18113" calcext:value-type="float">
            <text:p>518113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6" calcext:value-type="float">
            <text:p>6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486528" calcext:value-type="float">
            <text:p>486528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7" calcext:value-type="float">
            <text:p>7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73028" calcext:value-type="float">
            <text:p>373028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8" calcext:value-type="float">
            <text:p>8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124531" calcext:value-type="float">
            <text:p>124531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15" calcext:value-type="float">
            <text:p>15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55504" calcext:value-type="float">
            <text:p>355504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10" calcext:value-type="float">
            <text:p>10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319739" calcext:value-type="float">
            <text:p>319739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11" calcext:value-type="float">
            <text:p>11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936884" calcext:value-type="float">
            <text:p>936884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" calcext:value-type="float">
            <text:p>1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714" calcext:value-type="float">
            <text:p>7714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17" calcext:value-type="float">
            <text:p>17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3:20:16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04T13:20:37.763000000</dc:date>
    <meta:editing-duration>P1DT16H42M55S</meta:editing-duration>
    <meta:editing-cycles>435</meta:editing-cycles>
    <meta:generator>LibreOffice/6.0.6.2$Windows_X86_64 LibreOffice_project/0c292870b25a325b5ed35f6b45599d2ea4458e77</meta:generator>
    <meta:document-statistic meta:table-count="8" meta:cell-count="224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